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96cm"/>
    </style:style>
    <style:style style:name="co2" style:family="table-column">
      <style:table-column-properties fo:break-before="auto" style:column-width="1.70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Pannell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nnelli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POP2016A729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B999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C131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C224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38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39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40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40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411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8441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8480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8580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866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867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71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74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75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77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784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889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90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90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92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94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895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901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901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9052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905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OP2017D9060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912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9155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9157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9158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9165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9166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9266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9306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9327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933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POP2017D933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K203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K459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L933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026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028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119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5457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574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5753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5799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583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586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5874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588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5885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5886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SP2016M5898</text:p>
          </table:table-cell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4">14/04/2021</text:date>, <text:time>11.01.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Pannelli" style:display-name="PageStyle_Pannell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4T11:01:04.60</dc:date>
    <dc:creator>Alena </dc:creator>
    <meta:generator>OpenOffice/4.1.5$Win32 OpenOffice.org_project/415m1$Build-9789</meta:generator>
    <meta:editing-duration>PT14S</meta:editing-duration>
    <meta:editing-cycles>1</meta:editing-cycles>
    <meta:document-statistic meta:table-count="1" meta:cell-count="58" meta:object-count="0"/>
  </office:meta>
</office:document-meta>
</file>